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ext-properties fo:font-weight="bold" style:font-weight-asian="bold" style:font-weight-complex="bold"/>
    </style:style>
    <style:style style:name="ce6" style:family="table-cell" style:parent-style-name="Prozent" style:data-style-name="N13"/>
    <style:style style:name="ce7" style:family="table-cell" style:parent-style-name="Default" style:data-style-name="N0">
      <style:text-properties fo:color="#BFBFBF"/>
    </style:style>
    <style:style style:name="ce8" style:family="table-cell" style:parent-style-name="Default" style:data-style-name="N36">
      <style:text-properties fo:color="#BFBFBF"/>
    </style:style>
    <style:style style:name="co1" style:family="table-column">
      <style:table-column-properties fo:break-before="auto" style:column-width="3.08680555555556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5.30930555555556cm"/>
    </style:style>
    <style:style style:name="co4" style:family="table-column">
      <style:table-column-properties fo:break-before="auto" style:column-width="3.36902777777778cm"/>
    </style:style>
    <style:style style:name="co5" style:family="table-column">
      <style:table-column-properties fo:break-before="auto" style:column-width="3.35138888888889cm"/>
    </style:style>
    <style:style style:name="co6" style:family="table-column">
      <style:table-column-properties fo:break-before="auto" style:column-width="2.18722222222222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1"/>
          <table:table-cell office:value-type="string" table:style-name="ce2">
            <text:p>Individuals Boundaries</text:p>
          </table:table-cell>
          <table:table-cell office:value-type="string" table:style-name="ce2">
            <text:p>Classes/Properties Boundaries</text:p>
          </table:table-cell>
          <table:table-cell office:value-type="string" table:style-name="ce2">
            <text:p>Inverse Properties</text:p>
          </table:table-cell>
          <table:table-cell office:value-type="string" table:style-name="ce2">
            <text:p>Shortcut Properties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EM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geo EM</text:p>
          </table:table-cell>
          <table:table-cell office:value-type="string" table:style-name="ce3">
            <text:p>geo F1</text:p>
          </table:table-cell>
          <table:table-cell office:value-type="string" table:style-name="ce3">
            <text:p>keyf EM</text:p>
          </table:table-cell>
          <table:table-cell office:value-type="string" table:style-name="ce3">
            <text:p>keyf F1</text:p>
          </table:table-cell>
          <table:table-cell office:value-type="string" table:style-name="ce3">
            <text:p>supply EM</text:p>
          </table:table-cell>
          <table:table-cell office:value-type="string" table:style-name="ce3">
            <text:p>supply F1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0.1346" table:formula="of:=AVERAGE([.G20:.G24])" table:style-name="ce4">
            <text:p>0,135</text:p>
          </table:table-cell>
          <table:table-cell office:value-type="float" office:value="0.17580000000000001" table:formula="of:=AVERAGE([.H20:.H24])" table:style-name="ce4">
            <text:p>0,176</text:p>
          </table:table-cell>
          <table:table-cell office:value-type="float" office:value="4.2799999999999991E-2" table:formula="of:=AVERAGE([.I20:.I24])" table:style-name="ce4">
            <text:p>0,043</text:p>
          </table:table-cell>
          <table:table-cell office:value-type="float" office:value="7.0800000000000002E-2" table:formula="of:=AVERAGE([.J20:.J24])" table:style-name="ce4">
            <text:p>0,071</text:p>
          </table:table-cell>
          <table:table-cell office:value-type="float" office:value="6.6600000000000006E-2" table:formula="of:=AVERAGE([.K20:.K24])" table:style-name="ce4">
            <text:p>0,067</text:p>
          </table:table-cell>
          <table:table-cell office:value-type="float" office:value="6.8600000000000008E-2" table:formula="of:=AVERAGE([.L20:.L24])" table:style-name="ce4">
            <text:p>0,069</text:p>
          </table:table-cell>
          <table:table-cell office:value-type="float" office:value="5.4600000000000003E-2" table:formula="of:=AVERAGE([.M20:.M24])" table:style-name="ce4">
            <text:p>0,055</text:p>
          </table:table-cell>
          <table:table-cell office:value-type="float" office:value="5.8800000000000005E-2" table:formula="of:=AVERAGE([.N20:.N24])" table:style-name="ce4">
            <text:p>0,059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0.24139999999999998" table:formula="of:=AVERAGE([.G26:.G30])" table:style-name="ce4">
            <text:p>0,241</text:p>
          </table:table-cell>
          <table:table-cell office:value-type="float" office:value="0.28420000000000006" table:formula="of:=AVERAGE([.H26:.H30])" table:style-name="ce4">
            <text:p>0,284</text:p>
          </table:table-cell>
          <table:table-cell office:value-type="float" office:value="0.17380000000000001" table:formula="of:=AVERAGE([.I26:.I30])" table:style-name="ce4">
            <text:p>0,174</text:p>
          </table:table-cell>
          <table:table-cell office:value-type="float" office:value="0.24719999999999995" table:formula="of:=AVERAGE([.J26:.J30])" table:style-name="ce4">
            <text:p>0,247</text:p>
          </table:table-cell>
          <table:table-cell office:value-type="float" office:value="4.02E-2" table:formula="of:=AVERAGE([.K26:.K30])" table:style-name="ce4">
            <text:p>0,040</text:p>
          </table:table-cell>
          <table:table-cell office:value-type="float" office:value="4.1200000000000001E-2" table:formula="of:=AVERAGE([.L26:.L30])" table:style-name="ce4">
            <text:p>0,041</text:p>
          </table:table-cell>
          <table:table-cell office:value-type="float" office:value="0" table:formula="of:=AVERAGE([.M26:.M30])" table:style-name="ce4">
            <text:p>0,000</text:p>
          </table:table-cell>
          <table:table-cell office:value-type="float" office:value="2.7000000000000003E-2" table:formula="of:=AVERAGE([.N26:.N30])" table:style-name="ce4">
            <text:p>0,027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0.16879999999999998" table:formula="of:=AVERAGE([.G32:.G36])" table:style-name="ce4">
            <text:p>0,169</text:p>
          </table:table-cell>
          <table:table-cell office:value-type="float" office:value="0.22280000000000003" table:formula="of:=AVERAGE([.H32:.H36])" table:style-name="ce4">
            <text:p>0,223</text:p>
          </table:table-cell>
          <table:table-cell office:value-type="float" office:value="8.5400000000000004E-2" table:formula="of:=AVERAGE([.I32:.I36])" table:style-name="ce4">
            <text:p>0,085</text:p>
          </table:table-cell>
          <table:table-cell office:value-type="float" office:value="0.14940000000000001" table:formula="of:=AVERAGE([.J32:.J36])" table:style-name="ce4">
            <text:p>0,149</text:p>
          </table:table-cell>
          <table:table-cell office:value-type="float" office:value="0.04" table:formula="of:=AVERAGE([.K32:.K36])" table:style-name="ce4">
            <text:p>0,040</text:p>
          </table:table-cell>
          <table:table-cell office:value-type="float" office:value="0.04" table:formula="of:=AVERAGE([.L32:.L36])" table:style-name="ce4">
            <text:p>0,040</text:p>
          </table:table-cell>
          <table:table-cell office:value-type="float" office:value="1.8200000000000001E-2" table:formula="of:=AVERAGE([.M32:.M36])" table:style-name="ce4">
            <text:p>0,018</text:p>
          </table:table-cell>
          <table:table-cell office:value-type="float" office:value="0.11420000000000001" table:formula="of:=AVERAGE([.N32:.N36])" table:style-name="ce4">
            <text:p>0,114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0.27339999999999998" table:formula="of:=AVERAGE([.G38:.G42])" table:style-name="ce4">
            <text:p>0,273</text:p>
          </table:table-cell>
          <table:table-cell office:value-type="float" office:value="0.31659999999999999" table:formula="of:=AVERAGE([.H38:.H42])" table:style-name="ce4">
            <text:p>0,317</text:p>
          </table:table-cell>
          <table:table-cell office:value-type="float" office:value="0.2142" table:formula="of:=AVERAGE([.I38:.I42])" table:style-name="ce4">
            <text:p>0,214</text:p>
          </table:table-cell>
          <table:table-cell office:value-type="float" office:value="0.29500000000000004" table:formula="of:=AVERAGE([.J38:.J42])" table:style-name="ce4">
            <text:p>0,295</text:p>
          </table:table-cell>
          <table:table-cell office:value-type="float" office:value="5.3600000000000002E-2" table:formula="of:=AVERAGE([.K38:.K42])" table:style-name="ce4">
            <text:p>0,054</text:p>
          </table:table-cell>
          <table:table-cell office:value-type="float" office:value="5.3600000000000002E-2" table:formula="of:=AVERAGE([.L38:.L42])" table:style-name="ce4">
            <text:p>0,054</text:p>
          </table:table-cell>
          <table:table-cell office:value-type="float" office:value="1.8200000000000001E-2" table:formula="of:=AVERAGE([.M38:.M42])" table:style-name="ce4">
            <text:p>0,018</text:p>
          </table:table-cell>
          <table:table-cell office:value-type="float" office:value="3.5999999999999997E-2" table:formula="of:=AVERAGE([.N38:.N42])" table:style-name="ce4">
            <text:p>0,036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0.20080000000000001" table:formula="of:=AVERAGE([.G44:.G48])" table:style-name="ce4">
            <text:p>0,201</text:p>
          </table:table-cell>
          <table:table-cell office:value-type="float" office:value="0.25279999999999997" table:formula="of:=AVERAGE([.H44:.H48])" table:style-name="ce4">
            <text:p>0,253</text:p>
          </table:table-cell>
          <table:table-cell office:value-type="float" office:value="0.1716" table:formula="of:=AVERAGE([.I44:.I48])" table:style-name="ce4">
            <text:p>0,172</text:p>
          </table:table-cell>
          <table:table-cell office:value-type="float" office:value="0.19280000000000003" table:formula="of:=AVERAGE([.J44:.J48])" table:style-name="ce4">
            <text:p>0,193</text:p>
          </table:table-cell>
          <table:table-cell office:value-type="float" office:value="5.3400000000000003E-2" table:formula="of:=AVERAGE([.K44:.K48])" table:style-name="ce4">
            <text:p>0,053</text:p>
          </table:table-cell>
          <table:table-cell office:value-type="float" office:value="6.0600000000000008E-2" table:formula="of:=AVERAGE([.L44:.L48])" table:style-name="ce4">
            <text:p>0,061</text:p>
          </table:table-cell>
          <table:table-cell office:value-type="float" office:value="9.0999999999999998E-2" table:formula="of:=AVERAGE([.M44:.M48])" table:style-name="ce4">
            <text:p>0,091</text:p>
          </table:table-cell>
          <table:table-cell office:value-type="float" office:value="9.3799999999999994E-2" table:formula="of:=AVERAGE([.N44:.N48])" table:style-name="ce4">
            <text:p>0,094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float" office:value="0.23100000000000001" table:formula="of:=AVERAGE([.G50:.G54])" table:style-name="ce4">
            <text:p>0,231</text:p>
          </table:table-cell>
          <table:table-cell office:value-type="float" office:value="0.25339999999999996" table:formula="of:=AVERAGE([.H50:.H54])" table:style-name="ce4">
            <text:p>0,253</text:p>
          </table:table-cell>
          <table:table-cell office:value-type="float" office:value="8.5599999999999996E-2" table:formula="of:=AVERAGE([.I50:.I54])" table:style-name="ce4">
            <text:p>0,086</text:p>
          </table:table-cell>
          <table:table-cell office:value-type="float" office:value="0.1066" table:formula="of:=AVERAGE([.J50:.J54])" table:style-name="ce4">
            <text:p>0,107</text:p>
          </table:table-cell>
          <table:table-cell office:value-type="float" office:value="2.6800000000000001E-2" table:formula="of:=AVERAGE([.K50:.K54])" table:style-name="ce4">
            <text:p>0,027</text:p>
          </table:table-cell>
          <table:table-cell office:value-type="float" office:value="3.6600000000000001E-2" table:formula="of:=AVERAGE([.L50:.L54])" table:style-name="ce4">
            <text:p>0,037</text:p>
          </table:table-cell>
          <table:table-cell office:value-type="float" office:value="1.8200000000000001E-2" table:formula="of:=AVERAGE([.M50:.M54])" table:style-name="ce4">
            <text:p>0,018</text:p>
          </table:table-cell>
          <table:table-cell office:value-type="float" office:value="2.8999999999999998E-2" table:formula="of:=AVERAGE([.N50:.N54])" table:style-name="ce4">
            <text:p>0,029</text:p>
          </table:table-cell>
          <table:table-cell table:number-columns-repeated="1637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0.24820000000000003" table:formula="of:=AVERAGE([.G56:.G60])" table:style-name="ce4">
            <text:p>0,248</text:p>
          </table:table-cell>
          <table:table-cell office:value-type="float" office:value="0.31820000000000004" table:formula="of:=AVERAGE([.H56:.H60])" table:style-name="ce4">
            <text:p>0,318</text:p>
          </table:table-cell>
          <table:table-cell office:value-type="float" office:value="0.3" table:formula="of:=AVERAGE([.I56:.I60])" table:style-name="ce4">
            <text:p>0,300</text:p>
          </table:table-cell>
          <table:table-cell office:value-type="float" office:value="0.39600000000000002" table:formula="of:=AVERAGE([.J56:.J60])" table:style-name="ce4">
            <text:p>0,396</text:p>
          </table:table-cell>
          <table:table-cell office:value-type="float" office:value="4.02E-2" table:formula="of:=AVERAGE([.K56:.K60])" table:style-name="ce4">
            <text:p>0,040</text:p>
          </table:table-cell>
          <table:table-cell office:value-type="float" office:value="4.5200000000000004E-2" table:formula="of:=AVERAGE([.L56:.L60])" table:style-name="ce4">
            <text:p>0,045</text:p>
          </table:table-cell>
          <table:table-cell office:value-type="float" office:value="0.27300000000000002" table:formula="of:=AVERAGE([.M56:.M60])" table:style-name="ce4">
            <text:p>0,273</text:p>
          </table:table-cell>
          <table:table-cell office:value-type="float" office:value="0.31779999999999997" table:formula="of:=AVERAGE([.N56:.N60])" table:style-name="ce4">
            <text:p>0,318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0.3276" table:formula="of:=AVERAGE([.G62:.G66])" table:style-name="ce4">
            <text:p>0,328</text:p>
          </table:table-cell>
          <table:table-cell office:value-type="float" office:value="0.4022" table:formula="of:=AVERAGE([.H62:.H66])" table:style-name="ce4">
            <text:p>0,402</text:p>
          </table:table-cell>
          <table:table-cell office:value-type="float" office:value="0.45700000000000002" table:formula="of:=AVERAGE([.I62:.I66])" table:style-name="ce4">
            <text:p>0,457</text:p>
          </table:table-cell>
          <table:table-cell office:value-type="float" office:value="0.59399999999999997" table:formula="of:=AVERAGE([.J62:.J66])" table:style-name="ce4">
            <text:p>0,594</text:p>
          </table:table-cell>
          <table:table-cell office:value-type="float" office:value="4.02E-2" table:formula="of:=AVERAGE([.K62:.K66])" table:style-name="ce4">
            <text:p>0,040</text:p>
          </table:table-cell>
          <table:table-cell office:value-type="float" office:value="4.2000000000000003E-2" table:formula="of:=AVERAGE([.L62:.L66])" table:style-name="ce4">
            <text:p>0,042</text:p>
          </table:table-cell>
          <table:table-cell office:value-type="float" office:value="0.1638" table:formula="of:=AVERAGE([.M62:.M66])" table:style-name="ce4">
            <text:p>0,164</text:p>
          </table:table-cell>
          <table:table-cell office:value-type="float" office:value="0.25919999999999999" table:formula="of:=AVERAGE([.N62:.N66])" table:style-name="ce4">
            <text:p>0,259</text:p>
          </table:table-cell>
          <table:table-cell table:number-columns-repeated="1637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0.25999999999999995" table:formula="of:=AVERAGE([.G68:.G72])" table:style-name="ce4">
            <text:p>0,260</text:p>
          </table:table-cell>
          <table:table-cell office:value-type="float" office:value="0.32340000000000002" table:formula="of:=AVERAGE([.H68:.H72])" table:style-name="ce4">
            <text:p>0,323</text:p>
          </table:table-cell>
          <table:table-cell office:value-type="float" office:value="0.27159999999999995" table:formula="of:=AVERAGE([.I68:.I72])" table:style-name="ce4">
            <text:p>0,272</text:p>
          </table:table-cell>
          <table:table-cell office:value-type="float" office:value="0.39080000000000004" table:formula="of:=AVERAGE([.J68:.J72])" table:style-name="ce4">
            <text:p>0,391</text:p>
          </table:table-cell>
          <table:table-cell office:value-type="float" office:value="0" table:formula="of:=AVERAGE([.K68:.K72])" table:style-name="ce4">
            <text:p>0,000</text:p>
          </table:table-cell>
          <table:table-cell office:value-type="float" office:value="2.4000000000000002E-3" table:formula="of:=AVERAGE([.L68:.L72])" table:style-name="ce4">
            <text:p>0,002</text:p>
          </table:table-cell>
          <table:table-cell office:value-type="float" office:value="0.2366" table:formula="of:=AVERAGE([.M68:.M72])" table:style-name="ce4">
            <text:p>0,237</text:p>
          </table:table-cell>
          <table:table-cell office:value-type="float" office:value="0.26019999999999999" table:formula="of:=AVERAGE([.N68:.N72])" table:style-name="ce4">
            <text:p>0,260</text:p>
          </table:table-cell>
          <table:table-cell table:number-columns-repeated="1637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float" office:value="0.38279999999999997" table:formula="of:=AVERAGE([.G74:.G78])" table:style-name="ce4">
            <text:p>0,383</text:p>
          </table:table-cell>
          <table:table-cell office:value-type="float" office:value="0.4446" table:formula="of:=AVERAGE([.H74:.H78])" table:style-name="ce4">
            <text:p>0,445</text:p>
          </table:table-cell>
          <table:table-cell office:value-type="float" office:value="0.49999999999999989" table:formula="of:=AVERAGE([.I74:.I78])" table:style-name="ce4">
            <text:p>0,500</text:p>
          </table:table-cell>
          <table:table-cell office:value-type="float" office:value="0.58340000000000003" table:formula="of:=AVERAGE([.J74:.J78])" table:style-name="ce4">
            <text:p>0,583</text:p>
          </table:table-cell>
          <table:table-cell office:value-type="float" office:value="2.6800000000000001E-2" table:formula="of:=AVERAGE([.K74:.K78])" table:style-name="ce4">
            <text:p>0,027</text:p>
          </table:table-cell>
          <table:table-cell office:value-type="float" office:value="3.5800000000000005E-2" table:formula="of:=AVERAGE([.L74:.L78])" table:style-name="ce4">
            <text:p>0,036</text:p>
          </table:table-cell>
          <table:table-cell office:value-type="float" office:value="0.34559999999999996" table:formula="of:=AVERAGE([.M74:.M78])" table:style-name="ce4">
            <text:p>0,346</text:p>
          </table:table-cell>
          <table:table-cell office:value-type="float" office:value="0.39200000000000002" table:formula="of:=AVERAGE([.N74:.N78])" table:style-name="ce4">
            <text:p>0,392</text:p>
          </table:table-cell>
          <table:table-cell table:number-columns-repeated="1637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13439999999999999" table:formula="of:=AVERAGE([.G80:.G84])" table:style-name="ce4">
            <text:p>0,134</text:p>
          </table:table-cell>
          <table:table-cell office:value-type="float" office:value="0.17580000000000001" table:formula="of:=AVERAGE([.H80:.H84])" table:style-name="ce4">
            <text:p>0,176</text:p>
          </table:table-cell>
          <table:table-cell office:value-type="float" office:value="2.8599999999999997E-2" table:formula="of:=AVERAGE([.I80:.I84])" table:style-name="ce4">
            <text:p>0,029</text:p>
          </table:table-cell>
          <table:table-cell office:value-type="float" office:value="5.9199999999999996E-2" table:formula="of:=AVERAGE([.J80:.J84])" table:style-name="ce4">
            <text:p>0,059</text:p>
          </table:table-cell>
          <table:table-cell office:value-type="float" office:value="1.34E-2" table:formula="of:=AVERAGE([.K80:.K84])" table:style-name="ce4">
            <text:p>0,013</text:p>
          </table:table-cell>
          <table:table-cell office:value-type="float" office:value="3.9400000000000004E-2" table:formula="of:=AVERAGE([.L80:.L84])" table:style-name="ce4">
            <text:p>0,039</text:p>
          </table:table-cell>
          <table:table-cell office:value-type="float" office:value="1.8200000000000001E-2" table:formula="of:=AVERAGE([.M80:.M84])" table:style-name="ce4">
            <text:p>0,018</text:p>
          </table:table-cell>
          <table:table-cell office:value-type="float" office:value="3.0199999999999998E-2" table:formula="of:=AVERAGE([.N80:.N84])" table:style-name="ce4">
            <text:p>0,030</text:p>
          </table:table-cell>
          <table:table-cell table:number-columns-repeated="1637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2036" table:formula="of:=AVERAGE([.G86:.G90])" table:style-name="ce4">
            <text:p>0,204</text:p>
          </table:table-cell>
          <table:table-cell office:value-type="float" office:value="0.24759999999999999" table:formula="of:=AVERAGE([.H86:.H90])" table:style-name="ce4">
            <text:p>0,248</text:p>
          </table:table-cell>
          <table:table-cell office:value-type="float" office:value="0.2142" table:formula="of:=AVERAGE([.I86:.I90])" table:style-name="ce4">
            <text:p>0,214</text:p>
          </table:table-cell>
          <table:table-cell office:value-type="float" office:value="0.25599999999999995" table:formula="of:=AVERAGE([.J86:.J90])" table:style-name="ce4">
            <text:p>0,256</text:p>
          </table:table-cell>
          <table:table-cell office:value-type="float" office:value="0" table:formula="of:=AVERAGE([.K86:.K90])" table:style-name="ce4">
            <text:p>0,000</text:p>
          </table:table-cell>
          <table:table-cell office:value-type="float" office:value="1.8800000000000001E-2" table:formula="of:=AVERAGE([.L86:.L90])" table:style-name="ce4">
            <text:p>0,019</text:p>
          </table:table-cell>
          <table:table-cell office:value-type="float" office:value="1.8200000000000001E-2" table:formula="of:=AVERAGE([.M86:.M90])" table:style-name="ce4">
            <text:p>0,018</text:p>
          </table:table-cell>
          <table:table-cell office:value-type="float" office:value="7.8599999999999989E-2" table:formula="of:=AVERAGE([.N86:.N90])" table:style-name="ce4">
            <text:p>0,079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.34140000000000004" table:formula="of:=AVERAGE([.G92:.G96])" table:style-name="ce4">
            <text:p>0,341</text:p>
          </table:table-cell>
          <table:table-cell office:value-type="float" office:value="0.40899999999999997" table:formula="of:=AVERAGE([.H92:.H96])" table:style-name="ce4">
            <text:p>0,409</text:p>
          </table:table-cell>
          <table:table-cell office:value-type="float" office:value="0.4002" table:formula="of:=AVERAGE([.I92:.I96])" table:style-name="ce4">
            <text:p>0,400</text:p>
          </table:table-cell>
          <table:table-cell office:value-type="float" office:value="0.53420000000000001" table:formula="of:=AVERAGE([.J92:.J96])" table:style-name="ce4">
            <text:p>0,534</text:p>
          </table:table-cell>
          <table:table-cell office:value-type="float" office:value="0.04" table:formula="of:=AVERAGE([.K92:.K96])" table:style-name="ce4">
            <text:p>0,040</text:p>
          </table:table-cell>
          <table:table-cell office:value-type="float" office:value="0.04" table:formula="of:=AVERAGE([.L92:.L96])" table:style-name="ce4">
            <text:p>0,040</text:p>
          </table:table-cell>
          <table:table-cell office:value-type="float" office:value="0.23659999999999998" table:formula="of:=AVERAGE([.M92:.M96])" table:style-name="ce4">
            <text:p>0,237</text:p>
          </table:table-cell>
          <table:table-cell office:value-type="float" office:value="0.33460000000000001" table:formula="of:=AVERAGE([.N92:.N96])" table:style-name="ce4">
            <text:p>0,335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best</text:p>
          </table:table-cell>
          <table:table-cell table:number-columns-repeated="5" table:style-name="ce1"/>
          <table:table-cell office:value-type="float" office:value="0.38279999999999997" table:formula="of:=MAX([.G2:.G14])" table:style-name="ce5">
            <text:p>0,383</text:p>
          </table:table-cell>
          <table:table-cell office:value-type="float" office:value="0.4446" table:formula="of:=MAX([.H2:.H14])" table:style-name="ce5">
            <text:p>0,445</text:p>
          </table:table-cell>
          <table:table-cell office:value-type="float" office:value="0.49999999999999989" table:formula="of:=MAX([.I2:.I14])" table:style-name="ce5">
            <text:p>0,500</text:p>
          </table:table-cell>
          <table:table-cell office:value-type="float" office:value="0.59399999999999997" table:formula="of:=MAX([.J2:.J14])" table:style-name="ce5">
            <text:p>0,594</text:p>
          </table:table-cell>
          <table:table-cell office:value-type="float" office:value="6.6600000000000006E-2" table:formula="of:=MAX([.K2:.K14])" table:style-name="ce5">
            <text:p>0,067</text:p>
          </table:table-cell>
          <table:table-cell office:value-type="float" office:value="6.8600000000000008E-2" table:formula="of:=MAX([.L2:.L14])" table:style-name="ce5">
            <text:p>0,069</text:p>
          </table:table-cell>
          <table:table-cell office:value-type="float" office:value="0.34559999999999996" table:formula="of:=MAX([.M2:.M14])" table:style-name="ce5">
            <text:p>0,346</text:p>
          </table:table-cell>
          <table:table-cell office:value-type="float" office:value="0.39200000000000002" table:formula="of:=MAX([.N2:.N14])" table:style-name="ce5">
            <text:p>0,392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mprovement [pp]</text:p>
          </table:table-cell>
          <table:table-cell table:number-columns-repeated="5" table:style-name="ce1"/>
          <table:table-cell office:value-type="float" office:value="0.24819999999999998" table:formula="of:=[.G15]-[.G2]" table:style-name="ce4">
            <text:p>0,248</text:p>
          </table:table-cell>
          <table:table-cell office:value-type="float" office:value="0.26879999999999998" table:formula="of:=[.H15]-[.H2]" table:style-name="ce4">
            <text:p>0,269</text:p>
          </table:table-cell>
          <table:table-cell office:value-type="float" office:value="0.45719999999999988" table:formula="of:=[.I15]-[.I2]" table:style-name="ce4">
            <text:p>0,457</text:p>
          </table:table-cell>
          <table:table-cell office:value-type="float" office:value="0.5232" table:formula="of:=[.J15]-[.J2]" table:style-name="ce4">
            <text:p>0,523</text:p>
          </table:table-cell>
          <table:table-cell office:value-type="float" office:value="0" table:formula="of:=[.K15]-[.K2]" table:style-name="ce4">
            <text:p>0,000</text:p>
          </table:table-cell>
          <table:table-cell office:value-type="float" office:value="0" table:formula="of:=[.L15]-[.L2]" table:style-name="ce4">
            <text:p>0,000</text:p>
          </table:table-cell>
          <table:table-cell office:value-type="float" office:value="0.29099999999999998" table:formula="of:=[.M15]-[.M2]" table:style-name="ce4">
            <text:p>0,291</text:p>
          </table:table-cell>
          <table:table-cell office:value-type="float" office:value="0.3332" table:formula="of:=[.N15]-[.N2]" table:style-name="ce4">
            <text:p>0,33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mprovement [%]</text:p>
          </table:table-cell>
          <table:table-cell table:number-columns-repeated="5" table:style-name="ce1"/>
          <table:table-cell office:value-type="percentage" office:value="1.8439821693907872" table:formula="of:=[.G15]/[.G2]-1" table:style-name="ce6">
            <text:p>184%</text:p>
          </table:table-cell>
          <table:table-cell office:value-type="percentage" office:value="1.5290102389078495" table:formula="of:=[.H15]/[.H2]-1" table:style-name="ce6">
            <text:p>153%</text:p>
          </table:table-cell>
          <table:table-cell office:value-type="percentage" office:value="10.682242990654206" table:formula="of:=[.I15]/[.I2]-1" table:style-name="ce6">
            <text:p>1068%</text:p>
          </table:table-cell>
          <table:table-cell office:value-type="percentage" office:value="7.3898305084745761" table:formula="of:=[.J15]/[.J2]-1" table:style-name="ce6">
            <text:p>739%</text:p>
          </table:table-cell>
          <table:table-cell office:value-type="percentage" office:value="0" table:formula="of:=[.K15]/[.K2]-1" table:style-name="ce6">
            <text:p>0%</text:p>
          </table:table-cell>
          <table:table-cell office:value-type="percentage" office:value="0" table:formula="of:=[.L15]/[.L2]-1" table:style-name="ce6">
            <text:p>0%</text:p>
          </table:table-cell>
          <table:table-cell office:value-type="percentage" office:value="5.3296703296703285" table:formula="of:=[.M15]/[.M2]-1" table:style-name="ce6">
            <text:p>533%</text:p>
          </table:table-cell>
          <table:table-cell office:value-type="percentage" office:value="5.6666666666666661" table:formula="of:=[.N15]/[.N2]-1" table:style-name="ce6">
            <text:p>567%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Individuals Boundaries</text:p>
          </table:table-cell>
          <table:table-cell office:value-type="string" table:style-name="ce2">
            <text:p>Classes/Properties Boundaries</text:p>
          </table:table-cell>
          <table:table-cell office:value-type="string" table:style-name="ce2">
            <text:p>Inverse Properties</text:p>
          </table:table-cell>
          <table:table-cell office:value-type="string" table:style-name="ce2">
            <text:p>Shortcut Properties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EM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geo EM</text:p>
          </table:table-cell>
          <table:table-cell office:value-type="string" table:style-name="ce3">
            <text:p>geo F1</text:p>
          </table:table-cell>
          <table:table-cell office:value-type="string" table:style-name="ce3">
            <text:p>keyf EM</text:p>
          </table:table-cell>
          <table:table-cell office:value-type="string" table:style-name="ce3">
            <text:p>keyf F1</text:p>
          </table:table-cell>
          <table:table-cell office:value-type="string" table:style-name="ce3">
            <text:p>supply EM</text:p>
          </table:table-cell>
          <table:table-cell office:value-type="string" table:style-name="ce3">
            <text:p>supply F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d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8" table:style-name="ce4">
            <text:p>0,18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8.9999999999999993E-3" table:style-name="ce4">
            <text:p>0,0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e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55" table:style-name="ce1">
            <text:p>0,155</text:p>
          </table:table-cell>
          <table:table-cell office:value-type="float" office:value="0.19800000000000001" table:style-name="ce1">
            <text:p>0,198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.114" table:style-name="ce4">
            <text:p>0,114</text:p>
          </table:table-cell>
          <table:table-cell office:value-type="float" office:value="0.13300000000000001" table:style-name="ce4">
            <text:p>0,133</text:p>
          </table:table-cell>
          <table:table-cell office:value-type="float" office:value="0.13800000000000001" table:style-name="ce4">
            <text:p>0,138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9.0999999999999998E-2" table:style-name="ce4">
            <text:p>0,0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f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16600000000000001" table:style-name="ce1">
            <text:p>0,166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21" table:style-name="ce1">
            <text:p>0,121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0" table:style-name="ce4">
            <text:p>0,000</text:p>
          </table:table-cell>
          <table:table-cell office:value-type="float" office:value="4.9000000000000002E-2" table:style-name="ce1">
            <text:p>0,049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8000000000000004E-2" table:style-name="ce4">
            <text:p>0,0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h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21" table:style-name="ce1">
            <text:p>0,121</text:p>
          </table:table-cell>
          <table:table-cell office:value-type="float" office:value="0.17100000000000001" table:style-name="ce4">
            <text:p>0,171</text:p>
          </table:table-cell>
          <table:table-cell office:value-type="float" office:value="0" table:style-name="ce4">
            <text:p>0,000</text:p>
          </table:table-cell>
          <table:table-cell office:value-type="float" office:value="4.8000000000000001E-2" table:style-name="ce1">
            <text:p>0,048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9.0999999999999998E-2" table:style-name="ce1">
            <text:p>0,091</text:p>
          </table:table-cell>
          <table:table-cell office:value-type="float" office:value="9.6000000000000002E-2" table:style-name="ce4">
            <text:p>0,09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11i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24" table:style-name="ce4">
            <text:p>0,224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0.154" table:style-name="ce1">
            <text:p>0,154</text:p>
          </table:table-cell>
          <table:table-cell office:value-type="float" office:value="0.217" table:style-name="ce1">
            <text:p>0,21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1999999999999995E-2" table:style-name="ce1">
            <text:p>0,072</text:p>
          </table:table-cell>
          <table:table-cell office:value-type="float" office:value="0" table:style-name="ce4">
            <text:p>0,000</text:p>
          </table:table-cell>
          <table:table-cell office:value-type="float" office:value="1.9E-2" table:style-name="ce4">
            <text:p>0,0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j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.26900000000000002" table:style-name="ce1">
            <text:p>0,269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k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30399999999999999" table:style-name="ce1">
            <text:p>0,304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35" table:style-name="ce4">
            <text:p>0,35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l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9" table:style-name="ce4">
            <text:p>0,19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m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7600000000000002" table:style-name="ce1">
            <text:p>0,276</text:p>
          </table:table-cell>
          <table:table-cell office:value-type="float" office:value="0.35399999999999998" table:style-name="ce1">
            <text:p>0,354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7100000000000002" table:style-name="ce1">
            <text:p>0,271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4">
            <text:p>0,000</text:p>
          </table:table-cell>
          <table:table-cell office:value-type="float" office:value="0.11600000000000001" table:style-name="ce4">
            <text:p>0,116</text:p>
          </table:table-cell>
          <table:table-cell table:number-columns-repeated="16370"/>
        </table:table-row>
        <table:table-row table:style-name="ro1">
          <table:table-cell table:number-columns-repeated="12" table:style-name="ce1"/>
          <table:table-cell table:number-columns-repeated="2" table:style-name="ce4"/>
          <table:table-cell table:number-columns-repeated="16370"/>
        </table:table-row>
        <table:table-row table:style-name="ro1">
          <table:table-cell office:value-type="string" table:style-name="ce1">
            <text:p>20250312a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21" table:style-name="ce1">
            <text:p>0,121</text:p>
          </table:table-cell>
          <table:table-cell office:value-type="float" office:value="0.20300000000000001" table:style-name="ce1">
            <text:p>0,203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16" table:style-name="ce1">
            <text:p>0,216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45" table:style-name="ce4">
            <text:p>0,4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b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24" table:style-name="ce1">
            <text:p>0,224</text:p>
          </table:table-cell>
          <table:table-cell office:value-type="float" office:value="0.26" table:style-name="ce4">
            <text:p>0,260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.12" table:style-name="ce4">
            <text:p>0,120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3300000000000001" table:style-name="ce4">
            <text:p>0,133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9.0999999999999998E-2" table:style-name="ce4">
            <text:p>0,0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c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9400000000000001" table:style-name="ce1">
            <text:p>0,194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d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55" table:style-name="ce1">
            <text:p>0,155</text:p>
          </table:table-cell>
          <table:table-cell office:value-type="float" office:value="0.20100000000000001" table:style-name="ce1">
            <text:p>0,201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.11899999999999999" table:style-name="ce1">
            <text:p>0,119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e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25600000000000001" table:style-name="ce1">
            <text:p>0,256</text:p>
          </table:table-cell>
          <table:table-cell office:value-type="float" office:value="7.0999999999999994E-2" table:style-name="ce1">
            <text:p>0,071</text:p>
          </table:table-cell>
          <table:table-cell office:value-type="float" office:value="0.221" table:style-name="ce1">
            <text:p>0,221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4">
            <text:p>0,000</text:p>
          </table:table-cell>
          <table:table-cell office:value-type="float" office:value="0.03" table:style-name="ce4">
            <text:p>0,03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11n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53" table:style-name="ce1">
            <text:p>0,25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4">
            <text:p>0,000</text:p>
          </table:table-cell>
          <table:table-cell office:value-type="float" office:value="5.0000000000000001E-3" table:style-name="ce4">
            <text:p>0,0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o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40300000000000002" table:style-name="ce4">
            <text:p>0,403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2" table:style-name="ce4">
            <text:p>0,420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0.14299999999999999" table:style-name="ce4">
            <text:p>0,1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p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.214" table:style-name="ce1">
            <text:p>0,214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4">
            <text:p>0,000</text:p>
          </table:table-cell>
          <table:table-cell office:value-type="float" office:value="1E-3" table:style-name="ce4">
            <text:p>0,0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q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6300000000000001" table:style-name="ce4">
            <text:p>0,263</text:p>
          </table:table-cell>
          <table:table-cell office:value-type="float" office:value="0.29899999999999999" table:style-name="ce1">
            <text:p>0,299</text:p>
          </table:table-cell>
          <table:table-cell office:value-type="float" office:value="0.214" table:style-name="ce1">
            <text:p>0,214</text:p>
          </table:table-cell>
          <table:table-cell office:value-type="float" office:value="0.27200000000000002" table:style-name="ce1">
            <text:p>0,272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1E-3" table:style-name="ce4">
            <text:p>0,0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r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314" table:style-name="ce1">
            <text:p>0,314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5700000000000001" table:style-name="ce1">
            <text:p>0,25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4">
            <text:p>0,000</text:p>
          </table:table-cell>
          <table:table-cell office:value-type="float" office:value="0.03" table:style-name="ce4">
            <text:p>0,030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227a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4299999999999999" table:style-name="ce1">
            <text:p>0,243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28699999999999998" table:style-name="ce1">
            <text:p>0,28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9.7000000000000003E-2" table:style-name="ce1">
            <text:p>0,0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227b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28199999999999997" table:style-name="ce1">
            <text:p>0,282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6" table:style-name="ce4">
            <text:p>0,160</text:p>
          </table:table-cell>
          <table:table-cell office:value-type="float" office:value="0" table:style-name="ce4">
            <text:p>0,000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9.0999999999999998E-2" table:style-name="ce4">
            <text:p>0,0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227c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5900000000000001" table:style-name="ce1">
            <text:p>0,259</text:p>
          </table:table-cell>
          <table:table-cell office:value-type="float" office:value="0.28899999999999998" table:style-name="ce1">
            <text:p>0,289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59" table:style-name="ce1">
            <text:p>0,159</text:p>
          </table:table-cell>
          <table:table-cell office:value-type="float" office:value="0.13300000000000001" table:style-name="ce1">
            <text:p>0,133</text:p>
          </table:table-cell>
          <table:table-cell office:value-type="float" office:value="0.16400000000000001" table:style-name="ce1">
            <text:p>0,164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9.0999999999999998E-2" table:style-name="ce1">
            <text:p>0,0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09a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20799999999999999" table:style-name="ce1">
            <text:p>0,208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" table:style-name="ce4">
            <text:p>0,2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9.9000000000000005E-2" table:style-name="ce1">
            <text:p>0,0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09b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07" table:style-name="ce1">
            <text:p>0,107</text:p>
          </table:table-cell>
          <table:table-cell office:value-type="float" office:value="0.24199999999999999" table:style-name="ce1">
            <text:p>0,242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58" table:style-name="ce1">
            <text:p>0,158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9.0999999999999998E-2" table:style-name="ce4">
            <text:p>0,091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227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9" table:style-name="ce4">
            <text:p>0,190</text:p>
          </table:table-cell>
          <table:table-cell office:value-type="float" office:value="0.21299999999999999" table:style-name="ce1">
            <text:p>0,21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4.5999999999999999E-2" table:style-name="ce1">
            <text:p>0,046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9.5000000000000001E-2" table:style-name="ce1">
            <text:p>0,0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227e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.25600000000000001" table:style-name="ce4">
            <text:p>0,256</text:p>
          </table:table-cell>
          <table:table-cell office:value-type="float" office:value="0.214" table:style-name="ce1">
            <text:p>0,214</text:p>
          </table:table-cell>
          <table:table-cell office:value-type="float" office:value="0.214" table:style-name="ce1">
            <text:p>0,214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3.1E-2" table:style-name="ce1">
            <text:p>0,0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227f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19" table:style-name="ce4">
            <text:p>0,190</text:p>
          </table:table-cell>
          <table:table-cell office:value-type="float" office:value="0.22800000000000001" table:style-name="ce1">
            <text:p>0,228</text:p>
          </table:table-cell>
          <table:table-cell office:value-type="float" office:value="0" table:style-name="ce4">
            <text:p>0,000</text:p>
          </table:table-cell>
          <table:table-cell office:value-type="float" office:value="0.09" table:style-name="ce1">
            <text:p>0,09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09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31" table:style-name="ce4">
            <text:p>0,310</text:p>
          </table:table-cell>
          <table:table-cell office:value-type="float" office:value="0.32900000000000001" table:style-name="ce1">
            <text:p>0,329</text:p>
          </table:table-cell>
          <table:table-cell office:value-type="float" office:value="0.214" table:style-name="ce1">
            <text:p>0,214</text:p>
          </table:table-cell>
          <table:table-cell office:value-type="float" office:value="0.214" table:style-name="ce1">
            <text:p>0,214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09e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text:s/></text:p>
          </table:table-cell>
          <table:table-cell office:value-type="float" office:value="0.224" table:style-name="ce1">
            <text:p>0,224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" table:style-name="ce4">
            <text:p>0,000</text:p>
          </table:table-cell>
          <table:table-cell office:value-type="float" office:value="1.4999999999999999E-2" table:style-name="ce4">
            <text:p>0,015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0000000000000007E-2" table:style-name="ce4">
            <text:p>0,070</text:p>
          </table:table-cell>
          <table:table-cell office:value-type="float" office:value="0" table:style-name="ce4">
            <text:p>0,000</text:p>
          </table:table-cell>
          <table:table-cell office:value-type="float" office:value="1.9E-2" table:style-name="ce1">
            <text:p>0,019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12f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24" table:style-name="ce1">
            <text:p>0,224</text:p>
          </table:table-cell>
          <table:table-cell office:value-type="float" office:value="0.29199999999999998" table:style-name="ce4">
            <text:p>0,292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7899999999999998" table:style-name="ce1">
            <text:p>0,479</text:p>
          </table:table-cell>
          <table:table-cell office:value-type="float" office:value="6.7000000000000004E-2" table:style-name="ce4">
            <text:p>0,067</text:p>
          </table:table-cell>
          <table:table-cell office:value-type="float" office:value="6.7000000000000004E-2" table:style-name="ce4">
            <text:p>0,067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30499999999999999" table:style-name="ce1">
            <text:p>0,3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91" table:style-name="ce1">
            <text:p>0,191</text:p>
          </table:table-cell>
          <table:table-cell office:value-type="float" office:value="0" table:style-name="ce4">
            <text:p>0,000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27300000000000002" table:style-name="ce4">
            <text:p>0,2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h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7600000000000002" table:style-name="ce1">
            <text:p>0,276</text:p>
          </table:table-cell>
          <table:table-cell office:value-type="float" office:value="0.34200000000000003" table:style-name="ce1">
            <text:p>0,342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6500000000000002" table:style-name="ce1">
            <text:p>0,465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313" table:style-name="ce4">
            <text:p>0,3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i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9299999999999998" table:style-name="ce1">
            <text:p>0,293</text:p>
          </table:table-cell>
          <table:table-cell office:value-type="float" office:value="0.36699999999999999" table:style-name="ce1">
            <text:p>0,367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8.6999999999999994E-2" table:style-name="ce1">
            <text:p>0,087</text:p>
          </table:table-cell>
          <table:table-cell office:value-type="float" office:value="0.36399999999999999" table:style-name="ce4">
            <text:p>0,364</text:p>
          </table:table-cell>
          <table:table-cell office:value-type="float" office:value="0.42" table:style-name="ce4">
            <text:p>0,4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j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0.214" table:style-name="ce1">
            <text:p>0,214</text:p>
          </table:table-cell>
          <table:table-cell office:value-type="float" office:value="0.32100000000000001" table:style-name="ce1">
            <text:p>0,321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.182" table:style-name="ce4">
            <text:p>0,182</text:p>
          </table:table-cell>
          <table:table-cell office:value-type="float" office:value="0.27800000000000002" table:style-name="ce4">
            <text:p>0,278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12k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4099999999999999" table:style-name="ce4">
            <text:p>0,241</text:p>
          </table:table-cell>
          <table:table-cell office:value-type="float" office:value="0.32100000000000001" table:style-name="ce1">
            <text:p>0,321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0.21" table:style-name="ce4">
            <text:p>0,2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l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36199999999999999" table:style-name="ce1">
            <text:p>0,362</text:p>
          </table:table-cell>
          <table:table-cell office:value-type="float" office:value="0.42399999999999999" table:style-name="ce1">
            <text:p>0,424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4900000000000004" table:style-name="ce1">
            <text:p>0,549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.182" table:style-name="ce4">
            <text:p>0,182</text:p>
          </table:table-cell>
          <table:table-cell office:value-type="float" office:value="0.23499999999999999" table:style-name="ce4">
            <text:p>0,2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m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41799999999999998" table:style-name="ce1">
            <text:p>0,418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53700000000000003" table:style-name="ce1">
            <text:p>0,53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5999999999999998E-2" table:style-name="ce4">
            <text:p>0,076</text:p>
          </table:table-cell>
          <table:table-cell office:value-type="float" office:value="0.182" table:style-name="ce4">
            <text:p>0,182</text:p>
          </table:table-cell>
          <table:table-cell office:value-type="float" office:value="0.27500000000000002" table:style-name="ce4">
            <text:p>0,2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n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36199999999999999" table:style-name="ce1">
            <text:p>0,362</text:p>
          </table:table-cell>
          <table:table-cell office:value-type="float" office:value="0.41899999999999998" table:style-name="ce1">
            <text:p>0,419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70299999999999996" table:style-name="ce1">
            <text:p>0,70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0.13400000000000001" table:style-name="ce4">
            <text:p>0,1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o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751" table:style-name="ce1">
            <text:p>0,751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442" table:style-name="ce4">
            <text:p>0,442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02a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14" table:style-name="ce1">
            <text:p>0,214</text:p>
          </table:table-cell>
          <table:table-cell office:value-type="float" office:value="0.28999999999999998" table:style-name="ce4">
            <text:p>0,290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9699999999999999" table:style-name="ce1">
            <text:p>0,29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182" table:style-name="ce4">
            <text:p>0,182</text:p>
          </table:table-cell>
          <table:table-cell office:value-type="float" office:value="0.25" table:style-name="ce1">
            <text:p>0,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02b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39200000000000002" table:style-name="ce1">
            <text:p>0,392</text:p>
          </table:table-cell>
          <table:table-cell office:value-type="float" office:value="0" table:style-name="ce4">
            <text:p>0,000</text:p>
          </table:table-cell>
          <table:table-cell office:value-type="float" office:value="1.2E-2" table:style-name="ce4">
            <text:p>0,012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27300000000000002" table:style-name="ce4">
            <text:p>0,2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02c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24399999999999999" table:style-name="ce1">
            <text:p>0,244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314" table:style-name="ce1">
            <text:p>0,314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0.11700000000000001" table:style-name="ce1">
            <text:p>0,1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0a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7600000000000002" table:style-name="ce1">
            <text:p>0,276</text:p>
          </table:table-cell>
          <table:table-cell office:value-type="float" office:value="0.33800000000000002" table:style-name="ce1">
            <text:p>0,338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48699999999999999" table:style-name="ce1">
            <text:p>0,48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182" table:style-name="ce4">
            <text:p>0,182</text:p>
          </table:table-cell>
          <table:table-cell office:value-type="float" office:value="0.20599999999999999" table:style-name="ce1">
            <text:p>0,2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0b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29299999999999998" table:style-name="ce1">
            <text:p>0,293</text:p>
          </table:table-cell>
          <table:table-cell office:value-type="float" office:value="0.35299999999999998" table:style-name="ce1">
            <text:p>0,353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46400000000000002" table:style-name="ce1">
            <text:p>0,464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45500000000000002" table:style-name="ce4">
            <text:p>0,455</text:p>
          </table:table-cell>
          <table:table-cell office:value-type="float" office:value="0.45500000000000002" table:style-name="ce1">
            <text:p>0,455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0250302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44800000000000001" table:style-name="ce1">
            <text:p>0,448</text:p>
          </table:table-cell>
          <table:table-cell office:value-type="float" office:value="0.48799999999999999" table:style-name="ce1">
            <text:p>0,488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63100000000000001" table:style-name="ce1">
            <text:p>0,631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45400000000000001" table:style-name="ce1">
            <text:p>0,454</text:p>
          </table:table-cell>
          <table:table-cell office:value-type="float" office:value="0.495" table:style-name="ce1">
            <text:p>0,4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02e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34499999999999997" table:style-name="ce1">
            <text:p>0,345</text:p>
          </table:table-cell>
          <table:table-cell office:value-type="float" office:value="0.41199999999999998" table:style-name="ce1">
            <text:p>0,412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8299999999999996" table:style-name="ce1">
            <text:p>0,58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30199999999999999" table:style-name="ce1">
            <text:p>0,3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02f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41399999999999998" table:style-name="ce1">
            <text:p>0,414</text:p>
          </table:table-cell>
          <table:table-cell office:value-type="float" office:value="0.48" table:style-name="ce4">
            <text:p>0,480</text:p>
          </table:table-cell>
          <table:table-cell office:value-type="float" office:value="0.57099999999999995" table:style-name="ce1">
            <text:p>0,571</text:p>
          </table:table-cell>
          <table:table-cell office:value-type="float" office:value="0.61899999999999999" table:style-name="ce1">
            <text:p>0,619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0.27300000000000002" table:style-name="ce1">
            <text:p>0,273</text:p>
          </table:table-cell>
          <table:table-cell office:value-type="float" office:value="0.38400000000000001" table:style-name="ce1">
            <text:p>0,3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a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379" table:style-name="ce1">
            <text:p>0,379</text:p>
          </table:table-cell>
          <table:table-cell office:value-type="float" office:value="0.45200000000000001" table:style-name="ce4">
            <text:p>0,452</text:p>
          </table:table-cell>
          <table:table-cell office:value-type="float" office:value="0.5" table:style-name="ce4">
            <text:p>0,500</text:p>
          </table:table-cell>
          <table:table-cell office:value-type="float" office:value="0.54800000000000004" table:style-name="ce1">
            <text:p>0,548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.36399999999999999" table:style-name="ce4">
            <text:p>0,364</text:p>
          </table:table-cell>
          <table:table-cell office:value-type="float" office:value="0.41399999999999998" table:style-name="ce1">
            <text:p>0,4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1b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text:s/>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39100000000000001" table:style-name="ce4">
            <text:p>0,391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3600000000000003" table:style-name="ce1">
            <text:p>0,536</text:p>
          </table:table-cell>
          <table:table-cell office:value-type="float" office:value="0" table:style-name="ce4">
            <text:p>0,000</text:p>
          </table:table-cell>
          <table:table-cell office:value-type="float" office:value="3.7999999999999999E-2" table:style-name="ce4">
            <text:p>0,038</text:p>
          </table:table-cell>
          <table:table-cell office:value-type="float" office:value="0.36399999999999999" table:style-name="ce4">
            <text:p>0,364</text:p>
          </table:table-cell>
          <table:table-cell office:value-type="float" office:value="0.36499999999999999" table:style-name="ce1">
            <text:p>0,365</text:p>
          </table:table-cell>
          <table:table-cell table:number-columns-repeated="16370"/>
        </table:table-row>
        <table:table-row table:style-name="ro1">
          <table:table-cell table:number-columns-repeated="7" table:style-name="ce1"/>
          <table:table-cell table:style-name="ce4"/>
          <table:table-cell table:number-columns-repeated="3" table:style-name="ce1"/>
          <table:table-cell table:number-columns-repeated="2" table:style-name="ce4"/>
          <table:table-cell table:number-columns-repeated="16371" table:style-name="ce1"/>
        </table:table-row>
        <table:table-row table:style-name="ro1">
          <table:table-cell office:value-type="string" table:style-name="ce1">
            <text:p>20250312p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121" table:style-name="ce1">
            <text:p>0,121</text:p>
          </table:table-cell>
          <table:table-cell office:value-type="float" office:value="0.16600000000000001" table:style-name="ce4">
            <text:p>0,166</text:p>
          </table:table-cell>
          <table:table-cell office:value-type="float" office:value="0" table:style-name="ce4">
            <text:p>0,000</text:p>
          </table:table-cell>
          <table:table-cell office:value-type="float" office:value="5.7000000000000002E-2" table:style-name="ce1">
            <text:p>0,05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5.0000000000000001E-3" table:style-name="ce4">
            <text:p>0,0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q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6.9000000000000006E-2" table:style-name="ce1">
            <text:p>0,069</text:p>
          </table:table-cell>
          <table:table-cell office:value-type="float" office:value="0.10299999999999999" table:style-name="ce4">
            <text:p>0,103</text:p>
          </table:table-cell>
          <table:table-cell office:value-type="float" office:value="0" table:style-name="ce4">
            <text:p>0,000</text:p>
          </table:table-cell>
          <table:table-cell office:value-type="float" office:value="1.2999999999999999E-2" table:style-name="ce1">
            <text:p>0,01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01" table:style-name="ce4">
            <text:p>0,0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r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13800000000000001" table:style-name="ce1">
            <text:p>0,138</text:p>
          </table:table-cell>
          <table:table-cell office:value-type="float" office:value="0.20300000000000001" table:style-name="ce4">
            <text:p>0,20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6.5000000000000002E-2" table:style-name="ce4">
            <text:p>0,065</text:p>
          </table:table-cell>
          <table:table-cell office:value-type="float" office:value="0" table:style-name="ce4">
            <text:p>0,000</text:p>
          </table:table-cell>
          <table:table-cell office:value-type="float" office:value="3.2000000000000001E-2" table:style-name="ce4">
            <text:p>0,0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s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182" table:style-name="ce4">
            <text:p>0,182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14299999999999999" table:style-name="ce4">
            <text:p>0,143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t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outgo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17199999999999999" table:style-name="ce1">
            <text:p>0,172</text:p>
          </table:table-cell>
          <table:table-cell office:value-type="float" office:value="0.22500000000000001" table:style-name="ce4">
            <text:p>0,225</text:p>
          </table:table-cell>
          <table:table-cell office:value-type="float" office:value="0" table:style-name="ce4">
            <text:p>0,000</text:p>
          </table:table-cell>
          <table:table-cell office:value-type="float" office:value="8.3000000000000004E-2" table:style-name="ce1">
            <text:p>0,083</text:p>
          </table:table-cell>
          <table:table-cell office:value-type="float" office:value="6.7000000000000004E-2" table:style-name="ce1">
            <text:p>0,067</text:p>
          </table:table-cell>
          <table:table-cell office:value-type="float" office:value="0.13200000000000001" table:style-name="ce4">
            <text:p>0,132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0.104" table:style-name="ce1">
            <text:p>0,104</text:p>
          </table:table-cell>
          <table:table-cell table:number-columns-repeated="16370"/>
        </table:table-row>
        <table:table-row table:style-name="ro1">
          <table:table-cell table:number-columns-repeated="7" table:style-name="ce7"/>
          <table:table-cell table:style-name="ce8"/>
          <table:table-cell table:number-columns-repeated="3" table:style-name="ce7"/>
          <table:table-cell table:number-columns-repeated="2" table:style-name="ce8"/>
          <table:table-cell table:style-name="ce7"/>
          <table:table-cell table:number-columns-repeated="16370"/>
        </table:table-row>
        <table:table-row table:style-name="ro1">
          <table:table-cell office:value-type="string" table:style-name="ce1">
            <text:p>20250312u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20699999999999999" table:style-name="ce1">
            <text:p>0,207</text:p>
          </table:table-cell>
          <table:table-cell office:value-type="float" office:value="0.25900000000000001" table:style-name="ce4">
            <text:p>0,259</text:p>
          </table:table-cell>
          <table:table-cell office:value-type="float" office:value="0.214" table:style-name="ce1">
            <text:p>0,214</text:p>
          </table:table-cell>
          <table:table-cell office:value-type="float" office:value="0.24099999999999999" table:style-name="ce1">
            <text:p>0,241</text:p>
          </table:table-cell>
          <table:table-cell office:value-type="float" office:value="0" table:style-name="ce4">
            <text:p>0,000</text:p>
          </table:table-cell>
          <table:table-cell office:value-type="float" office:value="2.9000000000000001E-2" table:style-name="ce4">
            <text:p>0,029</text:p>
          </table:table-cell>
          <table:table-cell office:value-type="float" office:value="9.0999999999999998E-2" table:style-name="ce4">
            <text:p>0,091</text:p>
          </table:table-cell>
          <table:table-cell office:value-type="float" office:value="0.14099999999999999" table:style-name="ce4">
            <text:p>0,1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v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20699999999999999" table:style-name="ce4">
            <text:p>0,207</text:p>
          </table:table-cell>
          <table:table-cell office:value-type="float" office:value="0.26900000000000002" table:style-name="ce4">
            <text:p>0,269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34399999999999997" table:style-name="ce1">
            <text:p>0,344</text:p>
          </table:table-cell>
          <table:table-cell office:value-type="float" office:value="0" table:style-name="ce4">
            <text:p>0,000</text:p>
          </table:table-cell>
          <table:table-cell office:value-type="float" office:value="6.5000000000000002E-2" table:style-name="ce4">
            <text:p>0,065</text:p>
          </table:table-cell>
          <table:table-cell office:value-type="float" office:value="0" table:style-name="ce4">
            <text:p>0,000</text:p>
          </table:table-cell>
          <table:table-cell office:value-type="float" office:value="7.4999999999999997E-2" table:style-name="ce1">
            <text:p>0,0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w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19" table:style-name="ce4">
            <text:p>0,190</text:p>
          </table:table-cell>
          <table:table-cell office:value-type="float" office:value="0.218" table:style-name="ce4">
            <text:p>0,218</text:p>
          </table:table-cell>
          <table:table-cell office:value-type="float" office:value="0.14299999999999999" table:style-name="ce1">
            <text:p>0,143</text:p>
          </table:table-cell>
          <table:table-cell office:value-type="float" office:value="0.22700000000000001" table:style-name="ce1">
            <text:p>0,22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1.4999999999999999E-2" table:style-name="ce1">
            <text:p>0,0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x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19" table:style-name="ce4">
            <text:p>0,190</text:p>
          </table:table-cell>
          <table:table-cell office:value-type="float" office:value="0.24" table:style-name="ce4">
            <text:p>0,240</text:p>
          </table:table-cell>
          <table:table-cell office:value-type="float" office:value="0.214" table:style-name="ce1">
            <text:p>0,214</text:p>
          </table:table-cell>
          <table:table-cell office:value-type="float" office:value="0.221" table:style-name="ce1">
            <text:p>0,221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9.7000000000000003E-2" table:style-name="ce4">
            <text:p>0,0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2y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float" office:value="0.224" table:style-name="ce1">
            <text:p>0,224</text:p>
          </table:table-cell>
          <table:table-cell office:value-type="float" office:value="0.252" table:style-name="ce4">
            <text:p>0,252</text:p>
          </table:table-cell>
          <table:table-cell office:value-type="float" office:value="0.214" table:style-name="ce1">
            <text:p>0,214</text:p>
          </table:table-cell>
          <table:table-cell office:value-type="float" office:value="0.247" table:style-name="ce4">
            <text:p>0,24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6.5000000000000002E-2" table:style-name="ce4">
            <text:p>0,065</text:p>
          </table:table-cell>
          <table:table-cell table:number-columns-repeated="16370"/>
        </table:table-row>
        <table:table-row table:style-name="ro1">
          <table:table-cell table:number-columns-repeated="7" table:style-name="ce1"/>
          <table:table-cell table:style-name="ce4"/>
          <table:table-cell table:number-columns-repeated="3" table:style-name="ce1"/>
          <table:table-cell table:number-columns-repeated="2" table:style-name="ce4"/>
          <table:table-cell table:number-columns-repeated="16371" table:style-name="ce1"/>
        </table:table-row>
        <table:table-row table:style-name="ro1">
          <table:table-cell office:value-type="string" table:style-name="ce1">
            <text:p>20250313a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38700000000000001" table:style-name="ce4">
            <text:p>0,387</text:p>
          </table:table-cell>
          <table:table-cell office:value-type="float" office:value="0.5" table:style-name="ce4">
            <text:p>0,500</text:p>
          </table:table-cell>
          <table:table-cell office:value-type="float" office:value="0.60699999999999998" table:style-name="ce1">
            <text:p>0,607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182" table:style-name="ce4">
            <text:p>0,182</text:p>
          </table:table-cell>
          <table:table-cell office:value-type="float" office:value="0.249" table:style-name="ce1">
            <text:p>0,2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3b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.36199999999999999" table:style-name="ce4">
            <text:p>0,362</text:p>
          </table:table-cell>
          <table:table-cell office:value-type="float" office:value="0.434" table:style-name="ce4">
            <text:p>0,434</text:p>
          </table:table-cell>
          <table:table-cell office:value-type="float" office:value="0.28599999999999998" table:style-name="ce1">
            <text:p>0,286</text:p>
          </table:table-cell>
          <table:table-cell office:value-type="float" office:value="0.42799999999999999" table:style-name="ce1">
            <text:p>0,428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44600000000000001" table:style-name="ce1">
            <text:p>0,4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3c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.31" table:style-name="ce4">
            <text:p>0,310</text:p>
          </table:table-cell>
          <table:table-cell office:value-type="float" office:value="0.37" table:style-name="ce4">
            <text:p>0,370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504" table:style-name="ce1">
            <text:p>0,504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32" table:style-name="ce4">
            <text:p>0,3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3d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.379" table:style-name="ce1">
            <text:p>0,379</text:p>
          </table:table-cell>
          <table:table-cell office:value-type="float" office:value="0.437" table:style-name="ce4">
            <text:p>0,437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52400000000000002" table:style-name="ce1">
            <text:p>0,524</text:p>
          </table:table-cell>
          <table:table-cell office:value-type="float" office:value="0.2" table:style-name="ce4">
            <text:p>0,200</text:p>
          </table:table-cell>
          <table:table-cell office:value-type="float" office:value="0.2" table:style-name="ce4">
            <text:p>0,200</text:p>
          </table:table-cell>
          <table:table-cell office:value-type="float" office:value="0.27300000000000002" table:style-name="ce4">
            <text:p>0,273</text:p>
          </table:table-cell>
          <table:table-cell office:value-type="float" office:value="0.30499999999999999" table:style-name="ce1">
            <text:p>0,3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0250313e</text:p>
          </table:table-cell>
          <table:table-cell office:value-type="string" table:style-name="ce1">
            <text:p>neighborhood</text:p>
          </table:table-cell>
          <table:table-cell office:value-type="string" table:style-name="ce1">
            <text:p>specific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float" office:value="0.32800000000000001" table:style-name="ce1">
            <text:p>0,328</text:p>
          </table:table-cell>
          <table:table-cell office:value-type="float" office:value="0.41699999999999998" table:style-name="ce4">
            <text:p>0,417</text:p>
          </table:table-cell>
          <table:table-cell office:value-type="float" office:value="0.42899999999999999" table:style-name="ce1">
            <text:p>0,429</text:p>
          </table:table-cell>
          <table:table-cell office:value-type="float" office:value="0.60799999999999998" table:style-name="ce1">
            <text:p>0,608</text:p>
          </table:table-cell>
          <table:table-cell office:value-type="float" office:value="0" table:style-name="ce4">
            <text:p>0,000</text:p>
          </table:table-cell>
          <table:table-cell office:value-type="float" office:value="0" table:style-name="ce4">
            <text:p>0,000</text:p>
          </table:table-cell>
          <table:table-cell office:value-type="float" office:value="0.182" table:style-name="ce4">
            <text:p>0,182</text:p>
          </table:table-cell>
          <table:table-cell office:value-type="float" office:value="0.35299999999999998" table:style-name="ce1">
            <text:p>0,353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Individuals Boundaries</text:p>
          </table:table-cell>
          <table:table-cell office:value-type="string" table:style-name="ce2">
            <text:p>Classes/Properties Boundaries</text:p>
          </table:table-cell>
          <table:table-cell office:value-type="string" table:style-name="ce2">
            <text:p>Inverse Properties</text:p>
          </table:table-cell>
          <table:table-cell office:value-type="string" table:style-name="ce2">
            <text:p>Shortcut Properties</text:p>
          </table:table-cell>
          <table:table-cell office:value-type="string" table:style-name="ce2">
            <text:p>Comments</text:p>
          </table:table-cell>
          <table:table-cell office:value-type="string" table:style-name="ce3">
            <text:p>EM</text:p>
          </table:table-cell>
          <table:table-cell office:value-type="string" table:style-name="ce3">
            <text:p>F1</text:p>
          </table:table-cell>
          <table:table-cell office:value-type="string" table:style-name="ce3">
            <text:p>geo EM</text:p>
          </table:table-cell>
          <table:table-cell office:value-type="string" table:style-name="ce3">
            <text:p>geo F1</text:p>
          </table:table-cell>
          <table:table-cell office:value-type="string" table:style-name="ce3">
            <text:p>keyf EM</text:p>
          </table:table-cell>
          <table:table-cell office:value-type="string" table:style-name="ce3">
            <text:p>keyf F1</text:p>
          </table:table-cell>
          <table:table-cell office:value-type="string" table:style-name="ce3">
            <text:p>supply EM</text:p>
          </table:table-cell>
          <table:table-cell office:value-type="string" table:style-name="ce3">
            <text:p>supply F1</text:p>
          </table:table-cell>
          <table:table-cell table:number-columns-repeated="16370"/>
        </table:table-row>
        <table:table-row table:number-rows-repeated="104847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3" number:min-decimal-places="3" number:min-integer-digits="1"/>
    </number:number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Henselmann, Daniel</meta:initial-creator>
    <dc:creator>Henselmann, Daniel</dc:creator>
    <meta:creation-date>2025-02-22T15:47:07Z</meta:creation-date>
    <dc:date>2025-04-15T14:10:30Z</dc:date>
    <meta:print-date>2025-02-22T21:53:40Z</meta:print-date>
    <meta:editing-duration>PT0S</meta:editing-duration>
  </office:meta>
</office:document-meta>
</file>